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1" table:number-columns-repeated="6" table:default-cell-style-name="ce3"/>
        <table:table-row table:style-name="ro1">
          <table:table-cell office:value-type="string" calcext:value-type="string">
            <text:p>2017.09.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9.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.09.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8.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.08.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.08.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.08.0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7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7.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.07.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7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7.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.06.2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6.1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6.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6.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.05.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.05.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.05.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.05.0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4.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4.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.04.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.04.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.04.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.03.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.03.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.03.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.03.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2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.02.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.02.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.02.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.01.2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.01.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.01.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.01.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.12.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.12.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12.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.12.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.12.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11.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.11.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11.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.11.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.10.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10.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.10.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.10.0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10.0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.09.2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9.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.09.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.09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.08.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.08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.08.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8.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.07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.07.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07.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07.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.07.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6.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06.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6.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.06.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05.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.05.2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5.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.05.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.04.3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.04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.04.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.04.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.04.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.03.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.03.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.03.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.03.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.02.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.02.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.02.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.02.0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.01.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.01.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.01.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.01.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.01.0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.12.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12.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12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.12.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.11.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.11.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11.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.11.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.10.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.10.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10.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.10.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.10.0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5.09.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.09.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.09.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09.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.08.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8.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8.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.08.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.08.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.07.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7.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.07.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.07.0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06.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.06.2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6.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06.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.05.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5.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5.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5.05.0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.05.0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04.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.04.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.04.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5.04.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.03.2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.03.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.03.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.03.0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.02.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.02.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.02.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2.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.01.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.01.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.01.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5.01.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5.01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.12.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.12.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12.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.12.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11.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.11.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.11.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.11.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11.0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.1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.10.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10.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.10.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.09.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.09.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09.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.09.0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8.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8.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.08.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.08.0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.08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.07.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7.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.07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.07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.06.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.06.2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.06.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.06.0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.05.3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.05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.05.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05.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.05.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.04.2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.04.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.04.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.04.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3.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.03.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.03.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.03.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.03.0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.02.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.02.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.02.0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.02.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1.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.01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.01.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.01.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.12.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.12.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.12.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.12.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.11.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11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11.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11.0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11.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.10.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.10.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10.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.10.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9.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9.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.09.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.09.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.08.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8.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8.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8.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8.0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.07.2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7.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.07.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.07.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.06.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.06.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6.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.06.0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6.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5.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.05.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5.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.05.0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4.2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4.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.04.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.04.0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.03.3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3.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.03.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3.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.03.0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.02.2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3.02.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.02.0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3.02.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.01.2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.01.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.01.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.01.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.12.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.12.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12.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.12.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.12.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11.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.11.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11.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11.0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.10.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10.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10.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.10.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.09.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.09.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.09.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.09.0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9.0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08.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08.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08.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.08.0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7.2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07.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.07.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7.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.06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.06.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6.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06.0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06.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05.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05.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05.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.05.0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4.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.04.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04.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.04.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.03.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03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.03.1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.03.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.03.0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.02.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.02.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.02.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.02.0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.01.2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.01.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.01.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.01.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.12.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12.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.12.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.12.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.12.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.11.2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.11.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.11.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11.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1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.10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10.1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10.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10.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9.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09.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9.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9.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8.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.08.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.08.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.08.0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.07.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.07.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.07.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.07.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.07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.06.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.06.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.06.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06.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05.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05.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5.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.05.0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04.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4.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.04.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04.0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.04.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03.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1.03.1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.03.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.03.0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.02.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.02.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.02.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2.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.01.2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.01.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.01.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.01.0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.01.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.12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.12.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.12.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0.12.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.11.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.11.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.11.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11.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.10.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10.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0.10.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.10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.10.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9.2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.09.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.09.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.09.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.08.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8.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.08.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.08.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.07.3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.07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.07.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.07.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.07.0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0.06.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.06.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.06.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.06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.05.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.05.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5.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.05.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.05.0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.04.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4.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.04.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0.04.0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3.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.03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.03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.03.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2.2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.02.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0.02.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.02.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0.01.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.01.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0.01.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.01.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.01.0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12.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12.1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12.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12.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11.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.11.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.11.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.11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.10.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.10.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.10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.1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.10.0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.09.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9.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09.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9.0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.08.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.08.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.08.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.08.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.08.0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.07.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.07.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7.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.07.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6.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6.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6.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6.0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.05.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.05.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5.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.05.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05.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4.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4.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4.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4.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03.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.03.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.03.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.03.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.02.2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.02.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2.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.02.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.01.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.01.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.01.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.01.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.01.0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12.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.12.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.12.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12.0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11.2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11.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.11.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.11.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1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.10.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10.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10.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10.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.09.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09.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9.1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.09.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8.08.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.08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8.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.08.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.08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7.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.07.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.07.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.07.0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.06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.06.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6.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.06.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05.3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.05.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.05.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5.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5.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4.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.04.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04.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.04.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.03.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8.03.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.03.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03.0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.03.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.02.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.02.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8.02.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.02.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.01.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8.01.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.01.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.01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.12.2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.12.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12.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12.0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.12.0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.11.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11.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.11.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11.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.10.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.10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.10.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.10.0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.09.2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.09.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.09.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.09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9.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.08.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08.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.08.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.08.0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.07.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.07.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.07.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.07.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.06.3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6.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.06.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6.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.06.0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.05.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.05.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05.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5.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.04.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.04.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.04.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4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.03.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.03.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.03.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.03.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.03.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.02.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02.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.02.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.02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1.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.01.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.01.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.01.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.12.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.12.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.12.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.12.0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.12.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.11.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11.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.11.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.11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.10.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10.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.10.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10.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09.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.09.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.09.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9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9.0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8.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.08.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08.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.08.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7.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.07.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07.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7.0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.07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.06.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6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.06.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.06.0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.05.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.05.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5.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.05.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.04.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.04.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.04.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.04.0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.04.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.03.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.03.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.03.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.03.0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.02.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2.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.02.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.02.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.01.2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.01.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.01.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.01.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.12.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12.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.12.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12.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.12.0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.11.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11.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.11.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11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.10.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.10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5.10.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.10.0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10.0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.09.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9.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9.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.09.0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.08.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8.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.08.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8.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.07.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7.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.07.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.07.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7.0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.06.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.06.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.06.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6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.05.2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5.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5.1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5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4.3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4.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.04.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4.0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4.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.03.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3.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.03.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.03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.02.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.02.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.0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.02.0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.01.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.01.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.01.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.01.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.01.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12.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12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.12.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.12.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11.2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11.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11.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.11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10.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4.10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4.10.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.10.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.1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.09.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9.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09.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09.0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.08.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4.08.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08.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.08.0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.07.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7.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07.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.07.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07.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4.06.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4.06.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.06.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.06.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.05.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.05.2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05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4.05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05.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.04.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4.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.04.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.04.0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3.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4.03.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4.03.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.03.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.02.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2.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.02.1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.02.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.01.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4.01.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4.01.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4.01.1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4.01.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12.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.12.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12.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.12.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.11.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.11.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11.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11.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11.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.10.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3.10.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.10.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3.10.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3.09.2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09.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.09.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9.0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.08.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8.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8.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.08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08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7.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.07.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3.07.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07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3.06.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06.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06.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.06.0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5.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.05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05.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5.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.05.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.04.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.04.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.04.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.04.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3.03.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.03.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03.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.03.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03.0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.02.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3.02.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.02.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.02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.01.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.01.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.01.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.01.0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2.12.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2.12.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.12.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2002.12.0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0" calcext:value-type="float">
            <text:p>40</text:p>
          </table:table-cell>
        </table:table-row>
      </table:table>
      <table:named-expressions>
        <table:named-range table:name="HTML_1" table:base-cell-address="$시트1.$A$1" table:cell-range-address=".$A$#REF!:.$H$#REF!"/>
        <table:named-range table:name="HTML_2" table:base-cell-address="$시트1.$A$1" table:cell-range-address=".$A$1:.$H$772"/>
        <table:named-range table:name="HTML_all" table:base-cell-address="$시트1.$A$1" table:cell-range-address=".$A$1:.$H$772"/>
        <table:named-range table:name="HTML_tables" table:base-cell-address="$시트1.$A$1" table:cell-range-address=".$A$#REF!: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Arial Unicode MS" fo:font-family="'Arial Unicode MS'" style:font-family-generic="swiss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ert title here</dc:title>
    <dc:date>2017-10-04T21:15:24.197819000</dc:date>
    <meta:editing-duration>PT1M56S</meta:editing-duration>
    <meta:editing-cycles>1</meta:editing-cycles>
    <meta:document-statistic meta:table-count="1" meta:cell-count="5404" meta:object-count="0"/>
    <meta:generator>LibreOffice/5.0.2.2$MacOSX_X86_64 LibreOffice_project/ab9e2a14cfa5edd30bd74f156cfba09bfd5be3a0</meta:generator>
  </office:meta>
</office:document-meta>
</file>